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2.svm"/>
  <manifest:file-entry manifest:media-type="" manifest:full-path="Pictures/TablePreview5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top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2.24cm" style:use-optimal-column-width="false"/>
    </style:style>
    <style:style style:name="co2" style:family="table-column">
      <style:table-column-properties style:column-width="2.083cm" style:use-optimal-column-width="false"/>
    </style:style>
    <style:style style:name="ro1" style:family="table-row">
      <style:table-row-properties style:row-height="0.667cm"/>
    </style:style>
    <style:style style:name="ro2" style:family="table-row">
      <style:table-row-properties style:row-height="0.579cm"/>
    </style:style>
    <style:style style:name="ce1" style:family="table-cell">
      <style:graphic-properties style:repeat="repea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>
      <style:graphic-properties style:repeat="repeat"/>
      <style:text-properties fo:font-size="8pt" style:font-size-asian="8pt" style:font-size-complex="8pt"/>
    </style:style>
    <style:style style:name="ce3" style:family="table-cell">
      <style:graphic-properties style:repeat="repeat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66cm" svg:height="1.651cm" svg:x="10.525cm" svg:y="2.016cm">
          <text:p text:style-name="P1"><text:span text:style-name="T1">ip route</text:span></text:p>
          <text:p text:style-name="P1"><text:span text:style-name="T1">{add | del | change | append | replace}</text:span></text:p>
          <text:p text:style-name="P1"><text:span text:style-name="T2">ROU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9.706cm" svg:height="12.113cm" svg:x="1.2cm" svg:y="4.81cm">
          <text:p text:style-name="P2"><text:span text:style-name="T3">NODE_SPEC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3.522cm" svg:height="0.762cm" svg:x="1.331cm" svg:y="6.8cm">
          <text:p text:style-name="P1"><text:span text:style-name="T4">PREFIX</text:span></text:p>
        </draw:rect>
        <draw:custom-shape draw:style-name="gr1" draw:text-style-name="P4" draw:layer="layout" svg:width="3.522cm" svg:height="0.762cm" svg:x="1.331cm" svg:y="7.789cm">
          <text:p text:style-name="P4"><text:span text:style-name="T5">tos 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22cm" svg:height="0.762cm" svg:x="1.33cm" svg:y="5.788cm">
          <text:p text:style-name="P1"><text:span text:style-name="T4">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22cm" svg:height="0.762cm" svg:x="1.33cm" svg:y="8.688cm">
          <text:p text:style-name="P1"><text:span text:style-name="T4">table TABL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22cm" svg:height="0.762cm" svg:x="1.33cm" svg:y="9.588cm">
          <text:p text:style-name="P1"><text:span text:style-name="T4">proto RTPRO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22cm" svg:height="0.762cm" svg:x="1.329cm" svg:y="10.487cm">
          <text:p text:style-name="P1"><text:span text:style-name="T4">scope SCO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22cm" svg:height="0.762cm" svg:x="1.329cm" svg:y="11.387cm">
          <text:p text:style-name="P1"><text:span text:style-name="T4">metric NUMB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22cm" svg:height="0.762cm" svg:x="1.329cm" svg:y="5.787cm">
          <text:p text:style-name="P1"><text:span text:style-name="T4">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3" draw:layer="layout" svg:width="3.81cm" svg:height="8.763cm" svg:x="11.868cm" svg:y="4.81cm">
            <text:p text:style-name="P2"><text:span text:style-name="T3">INFO_SPEC</text:span></text:p>
            <draw:enhanced-geometry svg:viewBox="0 0 21600 21600" draw:path-stretchpoint-x="10800" draw:path-stretchpoint-y="10800" draw:text-areas="?f3 ?f4 ?f5 ?f6" draw:type="round-rectangle" draw:modifiers="2743.217003411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3" draw:text-style-name="P1" draw:layer="layout" svg:width="3.473cm" svg:height="0.762cm" svg:x="12.024cm" svg:y="7.604cm">
            <text:p text:style-name="P1"><text:span text:style-name="T4">FLAGS</text:span></text:p>
          </draw:rect>
          <draw:rect draw:style-name="gr3" draw:text-style-name="P1" draw:layer="layout" svg:width="3.473cm" svg:height="0.762cm" svg:x="12.024cm" svg:y="6.715cm">
            <text:p text:style-name="P1"><text:span text:style-name="T4">OPTIONS</text:span></text:p>
          </draw:rect>
          <draw:rect draw:style-name="gr3" draw:text-style-name="P1" draw:layer="layout" svg:width="3.473cm" svg:height="0.762cm" svg:x="12.024cm" svg:y="5.826cm">
            <text:p text:style-name="P1"><text:span text:style-name="T4">NH</text:span></text:p>
          </draw:rect>
          <draw:custom-shape draw:style-name="gr1" draw:text-style-name="P1" draw:layer="layout" svg:width="3.473cm" svg:height="0.762cm" svg:x="12.053cm" svg:y="8.487cm">
            <text:p text:style-name="P1"><text:span text:style-name="T4">nexthop N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3" draw:text-style-name="P1" draw:layer="layout" svg:width="3.473cm" svg:height="0.762cm" svg:x="12.024cm" svg:y="5.825cm">
            <text:p text:style-name="P1"><text:span text:style-name="T4">NH</text:span></text:p>
          </draw:rect>
        </draw:g>
        <draw:g>
          <draw:custom-shape draw:style-name="gr2" draw:text-style-name="P3" draw:layer="layout" svg:width="3.81cm" svg:height="8.763cm" svg:x="16.24cm" svg:y="7.223cm">
            <text:p text:style-name="P2"><text:span text:style-name="T3">NH</text:span></text:p>
            <draw:enhanced-geometry svg:viewBox="0 0 21600 21600" draw:path-stretchpoint-x="10800" draw:path-stretchpoint-y="10800" draw:text-areas="?f3 ?f4 ?f5 ?f6" draw:type="round-rectangle" draw:modifiers="2743.217003411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3" draw:text-style-name="P1" draw:layer="layout" svg:width="3.473cm" svg:height="0.762cm" svg:x="16.367cm" svg:y="10.906cm">
            <text:p text:style-name="P1"><text:span text:style-name="T4">NHFLAGS</text:span></text:p>
          </draw:rect>
          <draw:custom-shape draw:style-name="gr1" draw:text-style-name="P1" draw:layer="layout" svg:width="3.473cm" svg:height="0.762cm" svg:x="16.396cm" svg:y="8.167cm">
            <text:p text:style-name="P1"><text:span text:style-name="T4">via </text:span>ADDRES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3.473cm" svg:height="0.762cm" svg:x="16.395cm" svg:y="9.066cm">
            <text:p text:style-name="P1">dev STRING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3.473cm" svg:height="0.762cm" svg:x="16.394cm" svg:y="9.965cm">
            <text:p text:style-name="P1">weight NUMB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" draw:text-style-name="P3" draw:layer="layout" svg:width="5.08cm" svg:height="14.51cm" svg:x="21.32cm" svg:y="6.08cm">
            <text:p text:style-name="P2"><text:span text:style-name="T3">OPTIONS</text:span></text:p>
            <draw:enhanced-geometry svg:viewBox="0 0 21600 21600" draw:path-stretchpoint-x="10800" draw:path-stretchpoint-y="10800" draw:text-areas="?f3 ?f4 ?f5 ?f6" draw:type="round-rectangle" draw:modifiers="2743.217003411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3" draw:text-style-name="P1" draw:layer="layout" svg:width="4.375cm" svg:height="0.738cm" svg:x="21.62cm" svg:y="6.94cm">
            <text:p text:style-name="P1"><text:span text:style-name="T4">FLAGS</text:span></text:p>
          </draw:rect>
          <draw:custom-shape draw:style-name="gr1" draw:text-style-name="P1" draw:layer="layout" svg:width="4.374cm" svg:height="0.739cm" svg:x="21.657cm" svg:y="9.516cm">
            <text:p text:style-name="P1"><text:span text:style-name="T4">rtt </text:span>TIM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backgroundobjects" svg:width="4.375cm" svg:height="0.737cm" svg:x="21.655cm" svg:y="8.645cm">
            <text:p text:style-name="P1"><text:span text:style-name="T4">advmss </text:span>NUMB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backgroundobjects" svg:width="4.375cm" svg:height="0.737cm" svg:x="21.655cm" svg:y="7.774cm">
            <text:p text:style-name="P1"><text:span text:style-name="T4">mtu </text:span>NUMBER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backgroundobjects" svg:width="4.375cm" svg:height="0.739cm" svg:x="21.655cm" svg:y="10.363cm">
            <text:p text:style-name="P1">rttvar TIM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backgroundobjects" svg:width="4.375cm" svg:height="0.736cm" svg:x="21.655cm" svg:y="11.236cm">
            <text:p text:style-name="P1">reordering NUMB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backgroundobjects" svg:width="4.375cm" svg:height="0.738cm" svg:x="21.655cm" svg:y="12.106cm">
            <text:p text:style-name="P1">window NUMB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backgroundobjects" svg:width="4.375cm" svg:height="0.738cm" svg:x="21.654cm" svg:y="12.977cm">
            <text:p text:style-name="P1">cwnd NUMB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backgroundobjects" svg:width="4.375cm" svg:height="0.738cm" svg:x="21.654cm" svg:y="13.872cm">
            <text:p text:style-name="P1">initcwnd NUMB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backgroundobjects" svg:width="4.375cm" svg:height="0.739cm" svg:x="21.654cm" svg:y="17.43cm">
            <text:p text:style-name="P1">rto_min TIM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backgroundobjects" svg:width="4.374cm" svg:height="0.738cm" svg:x="21.653cm" svg:y="18.349cm">
            <text:p text:style-name="P1">hoplimit NUMB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backgroundobjects" svg:width="4.374cm" svg:height="0.738cm" svg:x="21.653cm" svg:y="16.534cm">
            <text:p text:style-name="P1">src ADDRES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backgroundobjects" svg:width="4.374cm" svg:height="0.738cm" svg:x="21.653cm" svg:y="15.639cm">
            <text:p text:style-name="P1">realms REALM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backgroundobjects" svg:width="4.374cm" svg:height="0.739cm" svg:x="21.653cm" svg:y="14.766cm">
            <text:p text:style-name="P1">ssthresh NUMB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backgroundobjects" svg:width="4.375cm" svg:height="0.738cm" svg:x="21.665cm" svg:y="19.227cm">
            <text:p text:style-name="P1">initrwnd NUMBER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standard" draw:layer="layout" svg:width="2.239cm" svg:height="3.561cm" svg:x="6.069cm" svg:y="6.03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6">TABLE_ID</text:span></text:p>
              </table:table-cell>
            </table:table-row>
            <table:table-row table:style-name="ro2">
              <table:table-cell table:style-name="ce2">
                <text:p text:style-name="P6">local</text:p>
              </table:table-cell>
            </table:table-row>
            <table:table-row table:style-name="ro2">
              <table:table-cell table:style-name="ce2">
                <text:p text:style-name="P6">main</text:p>
              </table:table-cell>
            </table:table-row>
            <table:table-row table:style-name="ro2">
              <table:table-cell table:style-name="ce2">
                <text:p text:style-name="P6">default</text:p>
              </table:table-cell>
            </table:table-row>
            <table:table-row table:style-name="ro2">
              <table:table-cell table:style-name="ce2">
                <text:p text:style-name="P6">all</text:p>
              </table:table-cell>
            </table:table-row>
            <table:table-row table:style-name="ro2">
              <table:table-cell table:style-name="ce2">
                <text:p text:style-name="P6">NUMBER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082cm" svg:height="5.877cm" svg:x="8.629cm" svg:y="5.545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3">
                <text:p text:style-name="P7"><text:span text:style-name="T6">TYPE</text:span></text:p>
              </table:table-cell>
            </table:table-row>
            <table:table-row table:style-name="ro2">
              <table:table-cell table:style-name="ce2">
                <text:p text:style-name="P6">unicast</text:p>
              </table:table-cell>
            </table:table-row>
            <table:table-row table:style-name="ro2">
              <table:table-cell table:style-name="ce2">
                <text:p text:style-name="P6">local</text:p>
              </table:table-cell>
            </table:table-row>
            <table:table-row table:style-name="ro2">
              <table:table-cell table:style-name="ce2">
                <text:p text:style-name="P6">broadcast</text:p>
              </table:table-cell>
            </table:table-row>
            <table:table-row table:style-name="ro2">
              <table:table-cell table:style-name="ce2">
                <text:p text:style-name="P6">multicast</text:p>
              </table:table-cell>
            </table:table-row>
            <table:table-row table:style-name="ro2">
              <table:table-cell table:style-name="ce2">
                <text:p text:style-name="P6">throw</text:p>
              </table:table-cell>
            </table:table-row>
            <table:table-row table:style-name="ro2">
              <table:table-cell table:style-name="ce2">
                <text:p text:style-name="P6">unreachable</text:p>
              </table:table-cell>
            </table:table-row>
            <table:table-row table:style-name="ro2">
              <table:table-cell table:style-name="ce2">
                <text:p text:style-name="P6">prohibit</text:p>
              </table:table-cell>
            </table:table-row>
            <table:table-row table:style-name="ro2">
              <table:table-cell table:style-name="ce2">
                <text:p text:style-name="P6">blackhole</text:p>
              </table:table-cell>
            </table:table-row>
            <table:table-row table:style-name="ro2">
              <table:table-cell table:style-name="ce2">
                <text:p text:style-name="P6">nat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.239cm" svg:height="2.982cm" svg:x="6.084cm" svg:y="13.11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6">SCOPE</text:span></text:p>
              </table:table-cell>
            </table:table-row>
            <table:table-row table:style-name="ro2">
              <table:table-cell table:style-name="ce2">
                <text:p text:style-name="P6">host</text:p>
              </table:table-cell>
            </table:table-row>
            <table:table-row table:style-name="ro2">
              <table:table-cell table:style-name="ce2">
                <text:p text:style-name="P6">link</text:p>
              </table:table-cell>
            </table:table-row>
            <table:table-row table:style-name="ro2">
              <table:table-cell table:style-name="ce2">
                <text:p text:style-name="P6">global</text:p>
              </table:table-cell>
            </table:table-row>
            <table:table-row table:style-name="ro2">
              <table:table-cell table:style-name="ce2">
                <text:p text:style-name="P6">NUMBER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.239cm" svg:height="2.982cm" svg:x="6.071cm" svg:y="9.88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6">RTPROTO</text:span></text:p>
              </table:table-cell>
            </table:table-row>
            <table:table-row table:style-name="ro2">
              <table:table-cell table:style-name="ce2">
                <text:p text:style-name="P6">kernel</text:p>
              </table:table-cell>
            </table:table-row>
            <table:table-row table:style-name="ro2">
              <table:table-cell table:style-name="ce2">
                <text:p text:style-name="P6">boot</text:p>
              </table:table-cell>
            </table:table-row>
            <table:table-row table:style-name="ro2">
              <table:table-cell table:style-name="ce2">
                <text:p text:style-name="P6">static</text:p>
              </table:table-cell>
            </table:table-row>
            <table:table-row table:style-name="ro2">
              <table:table-cell table:style-name="ce2">
                <text:p text:style-name="P6">NUMBER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.239cm" svg:height="2.982cm" svg:x="1.346cm" svg:y="17.38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6">MP_ALGO</text:span></text:p>
              </table:table-cell>
            </table:table-row>
            <table:table-row table:style-name="ro2">
              <table:table-cell table:style-name="ce2">
                <text:p text:style-name="P6">host</text:p>
              </table:table-cell>
            </table:table-row>
            <table:table-row table:style-name="ro2">
              <table:table-cell table:style-name="ce2">
                <text:p text:style-name="P6">link</text:p>
              </table:table-cell>
            </table:table-row>
            <table:table-row table:style-name="ro2">
              <table:table-cell table:style-name="ce2">
                <text:p text:style-name="P6">global</text:p>
              </table:table-cell>
            </table:table-row>
            <table:table-row table:style-name="ro2">
              <table:table-cell table:style-name="ce2">
                <text:p text:style-name="P6">NUMBER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.239cm" svg:height="2.982cm" svg:x="17.032cm" svg:y="12.25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6">NHFLAGS</text:span></text:p>
              </table:table-cell>
            </table:table-row>
            <table:table-row table:style-name="ro2">
              <table:table-cell table:style-name="ce2">
                <text:p text:style-name="P6">host</text:p>
              </table:table-cell>
            </table:table-row>
            <table:table-row table:style-name="ro2">
              <table:table-cell table:style-name="ce2">
                <text:p text:style-name="P6">link</text:p>
              </table:table-cell>
            </table:table-row>
            <table:table-row table:style-name="ro2">
              <table:table-cell table:style-name="ce2">
                <text:p text:style-name="P6">global</text:p>
              </table:table-cell>
            </table:table-row>
            <table:table-row table:style-name="ro2">
              <table:table-cell table:style-name="ce2">
                <text:p text:style-name="P6">NUMBER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4" draw:text-style-name="P2" draw:layer="layout" svg:x1="4.683cm" svg:y1="6.08cm" svg:x2="8.62cm" svg:y2="5.699cm">
          <text:p/>
        </draw:line>
        <draw:line draw:style-name="gr4" draw:text-style-name="P2" draw:layer="layout" svg:x1="4.937cm" svg:y1="9.128cm" svg:x2="6.08cm" svg:y2="6.334cm">
          <text:p/>
        </draw:line>
        <draw:line draw:style-name="gr4" draw:text-style-name="P2" draw:layer="layout" svg:x1="4.937cm" svg:y1="9.89cm" svg:x2="6.08cm" svg:y2="10.144cm">
          <text:p/>
        </draw:line>
        <draw:line draw:style-name="gr4" draw:text-style-name="P2" draw:layer="layout" svg:x1="4.937cm" svg:y1="10.906cm" svg:x2="6.08cm" svg:y2="13.192cm">
          <text:p/>
        </draw:line>
        <draw:custom-shape draw:style-name="gr1" draw:text-style-name="P8" draw:layer="layout" svg:width="24.003cm" svg:height="0.889cm" svg:x="2.27cm" svg:y="1.127cm">
          <text:p text:style-name="P8"><text:span text:style-name="T6">Evaluation Orde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2" draw:layer="layout" svg:x1="18.145cm" svg:y1="11.668cm" svg:x2="18.145cm" svg:y2="12.303cm">
          <text:p/>
        </draw:line>
        <draw:line draw:style-name="gr4" draw:text-style-name="P2" draw:layer="layout" svg:x1="15.478cm" svg:y1="6.207cm" svg:x2="16.494cm" svg:y2="7.35cm">
          <text:p/>
        </draw:line>
        <draw:line draw:style-name="gr4" draw:text-style-name="P2" draw:layer="layout" svg:x1="15.478cm" svg:y1="7.096cm" svg:x2="21.447cm" svg:y2="6.334cm">
          <text:p/>
        </draw:line>
        <draw:line draw:style-name="gr4" draw:text-style-name="P2" draw:layer="layout" svg:x1="14.081cm" svg:y1="3.667cm" svg:x2="5.064cm" svg:y2="4.81cm">
          <text:p/>
        </draw:line>
        <draw:line draw:style-name="gr4" draw:text-style-name="P2" draw:layer="layout" svg:x1="14.081cm" svg:y1="3.667cm" svg:x2="14.081cm" svg:y2="4.81cm">
          <text:p/>
        </draw:line>
        <draw:line draw:style-name="gr4" draw:text-style-name="P2" draw:layer="layout" svg:x1="15.605cm" svg:y1="8.874cm" svg:x2="16.24cm" svg:y2="7.858cm">
          <text:p/>
        </draw:line>
        <draw:rect draw:style-name="gr3" draw:text-style-name="P3" draw:layer="layout" svg:width="5.08cm" svg:height="1.397cm" svg:x="14.97cm" svg:y="18.61cm">
          <text:p text:style-name="P2"><text:span text:style-name="T3">TIME</text:span></text:p>
          <text:p text:style-name="P2"><text:span text:style-name="T5">NUMBER[s|ms]</text:span></text:p>
        </draw:rect>
        <draw:line draw:style-name="gr4" draw:text-style-name="P2" draw:layer="layout" svg:x1="21.701cm" svg:y1="9.89cm" svg:x2="19.669cm" svg:y2="18.653cm">
          <text:p/>
        </draw:line>
        <draw:line draw:style-name="gr4" draw:text-style-name="P2" draw:layer="layout" svg:x1="21.701cm" svg:y1="10.779cm" svg:x2="19.669cm" svg:y2="18.653cm">
          <text:p/>
        </draw:line>
        <draw:line draw:style-name="gr4" draw:text-style-name="P2" draw:layer="layout" svg:x1="21.701cm" svg:y1="17.891cm" svg:x2="20.05cm" svg:y2="19.415cm">
          <text:p/>
        </draw:line>
        <draw:rect draw:style-name="gr3" draw:text-style-name="P3" draw:layer="layout" svg:width="5.08cm" svg:height="1.27cm" svg:x="14.97cm" svg:y="16.786cm">
          <text:p text:style-name="P2"><text:span text:style-name="T3">REALM</text:span></text:p>
          <text:p text:style-name="P2"><text:span text:style-name="T7">/etc/iproute2/rt_realms</text:span></text:p>
        </draw:rect>
        <draw:line draw:style-name="gr4" draw:text-style-name="P2" draw:layer="layout" svg:x1="21.701cm" svg:y1="16.113cm" svg:x2="20.05cm" svg:y2="17.51cm">
          <text:p/>
        </draw:lin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quare" svg:viewBox="0 0 10 10" svg:d="m0 0h10v10h-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02T23:49:18.11</meta:creation-date>
    <dc:date>2013-02-03T01:27:11.43</dc:date>
    <meta:editing-duration>PT1H37M52S</meta:editing-duration>
    <meta:editing-cycles>5</meta:editing-cycles>
    <meta:generator>OpenOffice.org/3.4$Win32 OpenOffice.org_project/340m1$Build-9590</meta:generator>
    <meta:document-statistic meta:object-count="63"/>
  </office:meta>
</office:document-meta>
</file>